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700000340808B5013F91BA5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883b0" officeooo:paragraph-rsid="001883b0" style:font-size-asian="15.75pt" style:font-size-complex="18pt"/>
    </style:style>
    <style:style style:name="P2" style:family="paragraph" style:parent-style-name="Standard">
      <style:text-properties fo:font-size="15pt" officeooo:rsid="001883b0" officeooo:paragraph-rsid="001883b0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11 <text:s text:c="3"/>(virtual lab)</text:p>
      <text:p text:style-name="P1"/>
      <text:p text:style-name="P1"/>
      <text:p text:style-name="P2">Name: Abdul Basit Khan <text:s text:c="18"/>SY IT</text:p>
      <text:p text:style-name="P2">Roll No: 24</text:p>
      <text:p text:style-name="P2"/>
      <text:p text:style-name="P2"/>
      <text:p text:style-name="P2"><draw:frame draw:style-name="fr2" draw:name="Image1" text:anchor-type="char" svg:width="17cm" svg:height="9.262cm" draw:z-index="0"><draw:image xlink:href="Pictures/10000201000005F700000340808B5013F91BA52D.png" xlink:type="simple" xlink:show="embed" xlink:actuate="onLoad" loext:mime-type="image/png"/></draw:frame><draw:frame draw:style-name="fr1" draw:name="Image2" text:anchor-type="char" svg:x="-0.318cm" svg:y="9.922cm" svg:width="17cm" svg:height="9.262cm" draw:z-index="1"><draw:image xlink:href="Pictures/10000201000005F700000340808B5013F91BA5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4:22:22.509024839</meta:creation-date>
    <dc:date>2023-09-12T14:25:16.578635826</dc:date>
    <meta:editing-duration>PT2M54S</meta:editing-duration>
    <meta:editing-cycles>1</meta:editing-cycles>
    <meta:document-statistic meta:table-count="0" meta:image-count="2" meta:object-count="0" meta:page-count="1" meta:paragraph-count="3" meta:word-count="13" meta:character-count="87" meta:non-whitespace-character-count="56"/>
    <meta:generator>LibreOffice/6.4.7.2$Linux_X86_64 LibreOffice_project/40$Build-2</meta:generator>
  </office:meta>
</office:document-meta>
</file>